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8.00pt" fo:font-weight="bold" fo:font-family="'Liberation Sans'" style:font-family-asian="'Liberation Sans'" style:font-family-complex="'Liberation Sans'" fo:background-color="transparent" style:use-window-font-color="true"/>
    </style:style>
    <style:style style:name="T2" style:family="text">
      <style:text-properties fo:font-size="28.00pt" fo:font-weight="bold" fo:font-family="'Liberation Sans'" style:font-family-asian="'Liberation Sans'" style:font-family-complex="'Liberation Sans'" fo:background-color="transparent" style:use-window-font-color="true"/>
    </style:style>
    <style:style style:name="T3" style:family="text">
      <style:text-properties fo:font-size="28.00pt" fo:font-weight="bold" fo:font-family="'Liberation Sans'" style:font-family-asian="'Liberation Sans'" style:font-family-complex="'Liberation Sans'" fo:background-color="transparent" style:use-window-font-color="true"/>
    </style:style>
    <style:style style:name="T4" style:family="text">
      <style:text-properties fo:font-size="18.00pt" fo:font-weight="normal" fo:font-family="'Liberation Sans'" style:font-family-asian="'Liberation Sans'" style:font-family-complex="'Liberation Sans'" fo:background-color="transparent" style:use-window-font-color="true"/>
    </style:style>
    <style:style style:name="T5" style:family="text">
      <style:text-properties fo:font-size="18.00pt" fo:font-weight="normal" fo:font-family="'Liberation Sans'" style:font-family-asian="'Liberation Sans'" style:font-family-complex="'Liberation Sans'" fo:background-color="transparent" style:use-window-font-color="true"/>
    </style:style>
    <style:style style:name="T6" style:family="text">
      <style:text-properties fo:font-size="18.00pt" fo:font-weight="normal" fo:font-family="'Liberation Sans'" style:font-family-asian="'Liberation Sans'" style:font-family-complex="'Liberation Sans'"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bold" fo:font-family="'Liberation Serif'" style:font-family-asian="'Liberation Serif'" style:font-family-complex="'Liberation Serif'"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Liberation Serif'" style:font-family-asian="'Liberation Serif'" style:font-family-complex="'Liberation Serif'" fo:background-color="transparent" fo:color="#ff0000"/>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bold" fo:font-family="'Liberation Serif'" style:font-family-asian="'Liberation Serif'" style:font-family-complex="'Liberation Serif'"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4.00pt" fo:font-weight="bold" fo:font-family="'Liberation Sans'" style:font-family-asian="'Liberation Sans'" style:font-family-complex="'Liberation Sans'"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2.00pt" fo:font-weight="normal" fo:font-family="'Liberation Serif'" style:font-family-asian="'Liberation Serif'" style:font-family-complex="'Liberation Serif'" fo:background-color="transparent" fo:color="#ff0000"/>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21" style:family="text">
      <style:text-properties fo:font-size="12.00pt" fo:font-weight="normal" fo:font-family="'Liberation Serif'" style:font-family-asian="'Liberation Serif'" style:font-family-complex="'Liberation Serif'" fo:background-color="transparent" style:use-window-font-color="true"/>
    </style:style>
    <style:style style:name="T22"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23" style:family="text">
      <style:text-properties fo:font-size="12.00pt" fo:font-weight="normal" fo:font-family="'Liberation Serif'" style:font-family-asian="'Liberation Serif'" style:font-family-complex="'Liberation Serif'" fo:background-color="transparent" style:use-window-font-color="true"/>
    </style:style>
    <style:style style:name="T24" style:family="text">
      <style:text-properties fo:font-size="14.00pt" fo:font-weight="bold" fo:font-family="'Liberation Sans'" style:font-family-asian="'Liberation Sans'" style:font-family-complex="'Liberation Sans'" fo:background-color="transparent" style:use-window-font-color="true"/>
    </style:style>
    <style:style style:name="T25" style:family="text">
      <style:text-properties fo:font-size="12.00pt" fo:font-weight="normal" fo:font-family="'Liberation Serif'" style:font-family-asian="'Liberation Serif'" style:font-family-complex="'Liberation Serif'"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Liberation Serif'" style:font-family-asian="'Liberation Serif'" style:font-family-complex="'Liberation Serif'"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Liberation Serif'" style:font-family-asian="'Liberation Serif'" style:font-family-complex="'Liberation Serif'"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4.00pt" fo:font-weight="bold" fo:font-family="'Liberation Sans'" style:font-family-asian="'Liberation Sans'" style:font-family-complex="'Liberation Sans'" fo:background-color="transparent" style:use-window-font-color="true"/>
    </style:style>
    <style:style style:name="T34" style:family="text">
      <style:text-properties fo:font-size="12.00pt" fo:font-weight="normal" fo:font-family="'Liberation Serif'" style:font-family-asian="'Liberation Serif'" style:font-family-complex="'Liberation Serif'"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36" style:family="text">
      <style:text-properties fo:font-size="12.00pt" fo:font-weight="normal" fo:font-family="'Liberation Serif'" style:font-family-asian="'Liberation Serif'" style:font-family-complex="'Liberation Serif'"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38" style:family="text">
      <style:text-properties fo:font-size="12.00pt" fo:font-weight="normal" fo:font-family="'Liberation Serif'" style:font-family-asian="'Liberation Serif'" style:font-family-complex="'Liberation Serif'" fo:background-color="transparent" style:use-window-font-color="true"/>
    </style:style>
    <style:style style:name="T39"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40" style:family="text">
      <style:text-properties fo:font-size="12.00pt" fo:font-weight="normal" fo:font-family="'Liberation Serif'" style:font-family-asian="'Liberation Serif'" style:font-family-complex="'Liberation Serif'" fo:background-color="transparent" style:use-window-font-color="true"/>
    </style:style>
    <style:style style:name="T41"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42" style:family="text">
      <style:text-properties fo:font-size="12.00pt" fo:font-weight="normal" fo:font-family="'Liberation Serif'" style:font-family-asian="'Liberation Serif'" style:font-family-complex="'Liberation Serif'" fo:background-color="transparent" style:use-window-font-color="true"/>
    </style:style>
    <style:style style:name="T43" style:family="text">
      <style:text-properties fo:font-size="14.00pt" fo:font-weight="bold" fo:font-family="'Liberation Sans'" style:font-family-asian="'Liberation Sans'" style:font-family-complex="'Liberation Sans'"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Liberation Serif'" style:font-family-asian="'Liberation Serif'" style:font-family-complex="'Liberation Serif'"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Liberation Serif'" style:font-family-asian="'Liberation Serif'" style:font-family-complex="'Liberation Serif'"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Arial" style:font-family-asian="Arial" style:font-family-complex="Arial" fo:background-color="transparent" style:use-window-font-color="true"/>
    </style:style>
    <style:style style:name="T50" style:family="text">
      <style:text-properties fo:font-size="12.00pt" fo:font-weight="normal" fo:font-family="Arial" style:font-family-asian="Arial" style:font-family-complex="Arial" fo:background-color="transparent" style:use-window-font-color="true" fo:font-style="italic"/>
    </style:style>
    <style:style style:name="T51" style:family="text">
      <style:text-properties fo:font-size="12.00pt" fo:font-weight="normal" fo:font-family="Arial" style:font-family-asian="Arial" style:font-family-complex="Arial" fo:background-color="transparent" style:use-window-font-color="true"/>
    </style:style>
    <style:style style:name="T52" style:family="text">
      <style:text-properties fo:font-size="14.00pt" fo:font-weight="bold" fo:font-family="'Liberation Sans'" style:font-family-asian="'Liberation Sans'" style:font-family-complex="'Liberation Sans'"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normal" fo:font-family="'Liberation Serif'" style:font-family-asian="'Liberation Serif'" style:font-family-complex="'Liberation Serif'"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normal" fo:font-family="'Liberation Serif'" style:font-family-asian="'Liberation Serif'" style:font-family-complex="'Liberation Serif'"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59" style:family="text">
      <style:text-properties fo:font-size="12.00pt" fo:font-weight="bold" fo:font-family="'Liberation Serif'" style:font-family-asian="'Liberation Serif'" style:font-family-complex="'Liberation Serif'" fo:background-color="transparent" style:use-window-font-color="true"/>
    </style:style>
    <style:style style:name="T60" style:family="text">
      <style:text-properties fo:font-size="12.00pt" fo:font-weight="bold" fo:font-family="'Liberation Serif'" style:font-family-asian="'Liberation Serif'" style:font-family-complex="'Liberation Serif'" fo:background-color="transparent" fo:color="#ff0000"/>
    </style:style>
    <style:style style:name="T61" style:family="text">
      <style:text-properties fo:font-size="12.00pt" fo:font-weight="bold" fo:font-family="Calibri" style:font-family-asian="Calibri" style:font-family-complex="Calibri" fo:background-color="transparent" fo:color="#ff0000"/>
    </style:style>
    <style:style style:name="T62" style:family="text">
      <style:text-properties fo:font-size="12.00pt" fo:font-weight="bold" fo:font-family="'Liberation Serif'" style:font-family-asian="'Liberation Serif'" style:font-family-complex="'Liberation Serif'"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bold" fo:font-family="'Liberation Serif'" style:font-family-asian="'Liberation Serif'" style:font-family-complex="'Liberation Serif'" fo:background-color="transparent" style:use-window-font-color="true"/>
    </style:style>
    <style:style style:name="T65" style:family="text">
      <style:text-properties fo:font-size="12.00pt" fo:font-weight="bold" fo:font-family="'Liberation Serif'" style:font-family-asian="'Liberation Serif'" style:font-family-complex="'Liberation Serif'" fo:background-color="transparent" style:use-window-font-color="true" fo:font-style="italic"/>
    </style:style>
    <style:style style:name="T66" style:family="text">
      <style:text-properties fo:font-size="12.00pt" fo:font-weight="bold" fo:font-family="'Liberation Serif'" style:font-family-asian="'Liberation Serif'" style:font-family-complex="'Liberation Serif'" fo:background-color="transparent" style:use-window-font-color="true"/>
    </style:style>
    <style:style style:name="T67" style:family="text">
      <style:text-properties fo:font-size="12.00pt" fo:font-weight="bold" fo:font-family="'Liberation Serif'" style:font-family-asian="'Liberation Serif'" style:font-family-complex="'Liberation Serif'" fo:background-color="transparent" fo:color="#ff0000"/>
    </style:style>
    <style:style style:name="T68" style:family="text">
      <style:text-properties fo:font-size="12.00pt" fo:font-weight="bold" fo:font-family="Calibri" style:font-family-asian="Calibri" style:font-family-complex="Calibri" fo:background-color="transparent" fo:color="#ff0000"/>
    </style:style>
    <style:style style:name="T69" style:family="text">
      <style:text-properties fo:font-size="12.00pt" fo:font-weight="bold" fo:font-family="'Liberation Serif'" style:font-family-asian="'Liberation Serif'" style:font-family-complex="'Liberation Serif'"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bold" fo:font-family="'Liberation Serif'" style:font-family-asian="'Liberation Serif'" style:font-family-complex="'Liberation Serif'" fo:background-color="transparent" style:use-window-font-color="true"/>
    </style:style>
    <style:style style:name="T72" style:family="text">
      <style:text-properties fo:font-size="12.00pt" fo:font-weight="bold" fo:font-family="'Liberation Serif'" style:font-family-asian="'Liberation Serif'" style:font-family-complex="'Liberation Serif'" fo:background-color="transparent" fo:color="#ff0000"/>
    </style:style>
    <style:style style:name="T73" style:family="text">
      <style:text-properties fo:font-size="12.00pt" fo:font-weight="bold" fo:font-family="Calibri" style:font-family-asian="Calibri" style:font-family-complex="Calibri" fo:background-color="transparent" fo:color="#ff0000"/>
    </style:style>
    <style:style style:name="T74" style:family="text">
      <style:text-properties fo:font-size="12.00pt" fo:font-weight="bold" fo:font-family="'Liberation Serif'" style:font-family-asian="'Liberation Serif'" style:font-family-complex="'Liberation Serif'" fo:background-color="transparent" style:use-window-font-color="true"/>
    </style:style>
    <style:style style:name="T75" style:family="text">
      <style:text-properties fo:font-size="12.00pt" fo:font-weight="bold" fo:font-family="'Liberation Serif'" style:font-family-asian="'Liberation Serif'" style:font-family-complex="'Liberation Serif'" fo:background-color="transparent" fo:color="#ff0000"/>
    </style:style>
    <style:style style:name="T76" style:family="text">
      <style:text-properties fo:font-size="12.00pt" fo:font-weight="bold" fo:font-family="Calibri" style:font-family-asian="Calibri" style:font-family-complex="Calibri" fo:background-color="transparent" fo:color="#ff0000"/>
    </style:style>
    <style:style style:name="T77" style:family="text">
      <style:text-properties fo:font-size="12.00pt" fo:font-weight="bold" fo:font-family="'Liberation Serif'" style:font-family-asian="'Liberation Serif'" style:font-family-complex="'Liberation Serif'" fo:background-color="transparent" style:use-window-font-color="true"/>
    </style:style>
    <style:style style:name="T78" style:family="text">
      <style:text-properties fo:font-size="12.00pt" fo:font-weight="bold" fo:font-family="Calibri" style:font-family-asian="Calibri" style:font-family-complex="Calibri" fo:background-color="transparent" fo:color="#ff0000"/>
    </style:style>
    <style:style style:name="T79" style:family="text">
      <style:text-properties fo:font-size="12.00pt" fo:font-weight="bold" fo:font-family="'Liberation Serif'" style:font-family-asian="'Liberation Serif'" style:font-family-complex="'Liberation Serif'"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bold" fo:font-family="'Liberation Serif'" style:font-family-asian="'Liberation Serif'" style:font-family-complex="'Liberation Serif'" fo:background-color="transparent" style:use-window-font-color="true"/>
    </style:style>
    <style:style style:name="T82" style:family="text">
      <style:text-properties fo:font-size="12.00pt" fo:font-weight="bold" fo:font-family="'Liberation Serif'" style:font-family-asian="'Liberation Serif'" style:font-family-complex="'Liberation Serif'" fo:background-color="transparent" fo:color="#ff0000"/>
    </style:style>
    <style:style style:name="T83" style:family="text">
      <style:text-properties fo:font-size="12.00pt" fo:font-weight="bold" fo:font-family="'Liberation Serif'" style:font-family-asian="'Liberation Serif'" style:font-family-complex="'Liberation Serif'" fo:background-color="transparent" style:use-window-font-color="true"/>
    </style:style>
    <style:style style:name="T84" style:family="text">
      <style:text-properties fo:font-size="12.00pt" fo:font-weight="bold" fo:font-family="Arial" style:font-family-asian="Arial" style:font-family-complex="Arial" fo:background-color="transparent" style:use-window-font-color="true"/>
    </style:style>
    <style:style style:name="T85" style:family="text">
      <style:text-properties fo:font-size="12.00pt" fo:font-weight="normal" fo:font-family="Arial" style:font-family-asian="Arial" style:font-family-complex="Arial" fo:background-color="transparent" style:use-window-font-color="true"/>
    </style:style>
    <style:style style:name="T86" style:family="text">
      <style:text-properties fo:font-size="12.00pt" fo:font-weight="bold" fo:font-family="Arial" style:font-family-asian="Arial" style:font-family-complex="Arial" fo:background-color="transparent" style:use-window-font-color="true"/>
    </style:style>
    <style:style style:name="T87" style:family="text">
      <style:text-properties fo:font-size="12.00pt" fo:font-weight="normal" fo:font-family="Arial" style:font-family-asian="Arial" style:font-family-complex="Arial" fo:background-color="transparent" style:use-window-font-color="true"/>
    </style:style>
    <style:style style:name="T88" style:family="text">
      <style:text-properties fo:font-size="12.00pt" fo:font-weight="normal" fo:font-family="Arial" style:font-family-asian="Arial" style:font-family-complex="Arial" fo:background-color="transparent" style:use-window-font-color="true"/>
    </style:style>
    <style:style style:name="T89" style:family="text">
      <style:text-properties fo:font-size="12.00pt" fo:font-weight="normal" fo:font-family="Arial" style:font-family-asian="Arial" style:font-family-complex="Arial" fo:background-color="transparent" style:use-window-font-color="true"/>
    </style:style>
    <style:style style:name="T90" style:family="text">
      <style:text-properties fo:font-size="12.00pt" fo:font-weight="bold" fo:font-family="Arial" style:font-family-asian="Arial" style:font-family-complex="Arial" fo:background-color="transparent" style:use-window-font-color="true"/>
    </style:style>
    <style:style style:name="T91" style:family="text">
      <style:text-properties fo:font-size="12.00pt" fo:font-weight="normal" fo:font-family="Arial" style:font-family-asian="Arial" style:font-family-complex="Arial" fo:background-color="transparent" style:use-window-font-color="true"/>
    </style:style>
    <style:style style:name="T92" style:family="text">
      <style:text-properties fo:font-size="12.00pt" fo:font-weight="normal" fo:font-family="Arial" style:font-family-asian="Arial" style:font-family-complex="Arial" fo:background-color="transparent" style:use-window-font-color="true"/>
    </style:style>
    <style:style style:name="T93" style:family="text">
      <style:text-properties fo:font-size="12.00pt" fo:font-weight="bold" fo:font-family="Arial" style:font-family-asian="Arial" style:font-family-complex="Arial" fo:background-color="transparent" style:use-window-font-color="true"/>
    </style:style>
    <style:style style:name="T94" style:family="text">
      <style:text-properties fo:font-size="12.00pt" fo:font-weight="normal" fo:font-family="Arial" style:font-family-asian="Arial" style:font-family-complex="Arial" fo:background-color="transparent" style:use-window-font-color="true"/>
    </style:style>
    <style:style style:name="T95" style:family="text">
      <style:text-properties fo:font-size="14.00pt" fo:font-weight="bold" fo:font-family="'Liberation Sans'" style:font-family-asian="'Liberation Sans'" style:font-family-complex="'Liberation Sans'"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2.00pt" fo:font-weight="normal" fo:font-family="'Liberation Serif'" style:font-family-asian="'Liberation Serif'" style:font-family-complex="'Liberation Serif'"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2.00pt" fo:font-weight="normal" fo:font-family="'Liberation Serif'" style:font-family-asian="'Liberation Serif'" style:font-family-complex="'Liberation Serif'"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normal" fo:font-family="Arial" style:font-family-asian="Arial" style:font-family-complex="Arial" fo:background-color="transparent" style:use-window-font-color="true"/>
    </style:style>
    <style:style style:name="T102" style:family="text">
      <style:text-properties fo:font-size="12.00pt" fo:font-weight="normal" fo:font-family="Arial" style:font-family-asian="Arial" style:font-family-complex="Arial" fo:background-color="transparent" style:use-window-font-color="true" fo:font-style="italic"/>
    </style:style>
    <style:style style:name="T103" style:family="text">
      <style:text-properties fo:font-size="12.00pt" fo:font-weight="normal" fo:font-family="Arial" style:font-family-asian="Arial" style:font-family-complex="Arial" fo:background-color="transparent" style:use-window-font-color="true"/>
    </style:style>
    <style:style style:name="T104" style:family="text">
      <style:text-properties fo:font-size="14.00pt" fo:font-weight="bold" fo:font-family="'Liberation Sans'" style:font-family-asian="'Liberation Sans'" style:font-family-complex="'Liberation Sans'"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2.00pt" fo:font-weight="normal" fo:font-family="'Liberation Serif'" style:font-family-asian="'Liberation Serif'" style:font-family-complex="'Liberation Serif'"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2.00pt" fo:font-weight="normal" fo:font-family="'Liberation Serif'" style:font-family-asian="'Liberation Serif'" style:font-family-complex="'Liberation Serif'"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11" style:family="text">
      <style:text-properties fo:font-size="14.00pt" fo:font-weight="bold" fo:font-family="'Liberation Sans'" style:font-family-asian="'Liberation Sans'" style:font-family-complex="'Liberation Sans'"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normal" fo:font-family="'Liberation Serif'" style:font-family-asian="'Liberation Serif'" style:font-family-complex="'Liberation Serif'"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2.00pt" fo:font-weight="normal" fo:font-family="'Liberation Serif'" style:font-family-asian="'Liberation Serif'" style:font-family-complex="'Liberation Serif'"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2.00pt" fo:font-weight="normal" fo:font-family="'Liberation Serif'" style:font-family-asian="'Liberation Serif'" style:font-family-complex="'Liberation Serif'"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2.00pt" fo:font-weight="normal" fo:font-family="'Liberation Serif'" style:font-family-asian="'Liberation Serif'" style:font-family-complex="'Liberation Serif'"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2.00pt" fo:font-weight="normal" fo:font-family="'Liberation Serif'" style:font-family-asian="'Liberation Serif'" style:font-family-complex="'Liberation Serif'"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2.00pt" fo:font-weight="normal" fo:font-family="'Liberation Serif'" style:font-family-asian="'Liberation Serif'" style:font-family-complex="'Liberation Serif'"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normal" fo:font-family="'Liberation Serif'" style:font-family-asian="'Liberation Serif'" style:font-family-complex="'Liberation Serif'"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2.00pt" fo:font-weight="normal" fo:font-family="'Liberation Serif'" style:font-family-asian="'Liberation Serif'" style:font-family-complex="'Liberation Serif'"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2.00pt" fo:font-weight="normal" fo:font-family="'DejaVu Sans Mono'" style:font-family-asian="'DejaVu Sans Mono'" style:font-family-complex="'DejaVu Sans Mono'"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2.00pt" fo:font-weight="normal" fo:font-family="'Liberation Serif'" style:font-family-asian="'Liberation Serif'" style:font-family-complex="'Liberation Serif'" fo:background-color="transparent" fo:color="#ff0000"/>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4.00pt" fo:font-weight="bold" fo:font-family="'Liberation Sans'" style:font-family-asian="'Liberation Sans'" style:font-family-complex="'Liberation Sans'"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2.00pt" fo:font-weight="normal" fo:font-family="'Liberation Serif'" style:font-family-asian="'Liberation Serif'" style:font-family-complex="'Liberation Serif'"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2.00pt" fo:font-weight="normal" fo:font-family="'Liberation Serif'" style:font-family-asian="'Liberation Serif'" style:font-family-complex="'Liberation Serif'"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4.00pt" fo:font-weight="bold" fo:font-family="'Liberation Sans'" style:font-family-asian="'Liberation Sans'" style:font-family-complex="'Liberation Sans'"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2.00pt" fo:font-weight="normal" fo:font-family="'Liberation Serif'" style:font-family-asian="'Liberation Serif'" style:font-family-complex="'Liberation Serif'"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2.00pt" fo:font-weight="normal" fo:font-family="'Liberation Serif'" style:font-family-asian="'Liberation Serif'" style:font-family-complex="'Liberation Serif'"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4.00pt" fo:font-weight="bold" fo:font-family="'Liberation Sans'" style:font-family-asian="'Liberation Sans'" style:font-family-complex="'Liberation Sans'"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2.00pt" fo:font-weight="normal" fo:font-family="'Liberation Serif'" style:font-family-asian="'Liberation Serif'" style:font-family-complex="'Liberation Serif'"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2.00pt" fo:font-weight="normal" fo:font-family="'Liberation Serif'" style:font-family-asian="'Liberation Serif'" style:font-family-complex="'Liberation Serif'"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4.00pt" fo:font-weight="bold" fo:font-family="'Liberation Sans'" style:font-family-asian="'Liberation Sans'" style:font-family-complex="'Liberation Sans'"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2.00pt" fo:font-weight="normal" fo:font-family="'Liberation Serif'" style:font-family-asian="'Liberation Serif'" style:font-family-complex="'Liberation Serif'" fo:background-color="transparent" style:use-window-font-color="tru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center" fo:margin-top="12.00pt" fo:margin-bottom="6.00pt"/>
    </style:style>
    <style:style style:name="P2" style:family="paragraph">
      <style:paragraph-properties fo:line-height="100.00%" fo:text-align="center" fo:margin-top="3.00pt" fo:margin-bottom="6.00pt"/>
    </style:style>
    <style:style style:name="P3" style:family="paragraph">
      <style:paragraph-properties fo:line-height="100.00%" fo:text-align="center"/>
    </style:style>
    <style:style style:name="P4" style:family="paragraph">
      <style:paragraph-properties fo:line-height="100.00%" fo:text-align="left" fo:margin-left="2.70pt" fo:text-indent="-2.70pt">
        <style:tab-stops>
          <style:tab-stop style:position="246.55pt"/>
          <style:tab-stop style:position="3286.95pt" style:type="center"/>
        </style:tab-stops>
      </style:paragraph-properties>
    </style:style>
    <style:style style:name="P5" style:family="paragraph">
      <style:paragraph-properties fo:line-height="100.00%" fo:text-align="left"/>
    </style:style>
    <style:style style:name="P6" style:family="paragraph">
      <style:paragraph-properties fo:line-height="100.00%" fo:text-align="left" fo:margin-left="2.70pt" fo:text-indent="-2.70pt">
        <style:tab-stops>
          <style:tab-stop style:position="246.55pt"/>
          <style:tab-stop style:position="3286.95pt" style:type="center"/>
        </style:tab-stops>
      </style:paragraph-properties>
    </style:style>
    <style:style style:name="P7" style:family="paragraph">
      <style:paragraph-properties fo:line-height="100.00%" fo:text-align="left" fo:margin-left="2.70pt" fo:text-indent="-2.70pt">
        <style:tab-stops>
          <style:tab-stop style:position="246.55pt"/>
          <style:tab-stop style:position="3286.95pt" style:type="center"/>
        </style:tab-stops>
      </style:paragraph-properties>
    </style:style>
    <style:style style:name="P8" style:family="paragraph">
      <style:paragraph-properties fo:line-height="100.00%" fo:text-align="left"/>
    </style:style>
    <style:style style:name="P9" style:family="paragraph">
      <style:paragraph-properties fo:line-height="100.00%" fo:text-align="left" fo:margin-left="2.70pt" fo:text-indent="-2.70pt">
        <style:tab-stops>
          <style:tab-stop style:position="246.55pt"/>
          <style:tab-stop style:position="3286.95pt" style:type="center"/>
        </style:tab-stops>
      </style:paragraph-properties>
    </style:style>
    <style:style style:name="P10" style:family="paragraph">
      <style:paragraph-properties fo:line-height="100.00%" fo:text-align="left"/>
    </style:style>
    <style:style style:name="P11" style:family="paragraph">
      <style:paragraph-properties fo:line-height="100.00%" fo:text-align="left" fo:margin-top="12.00pt" fo:margin-bottom="6.00pt"/>
    </style:style>
    <text:list-style style:name="L12">
      <text:list-level-style-bullet text:level="1" text:bullet-char="•">
        <style:list-level-properties text:space-before="0.00pt" text:min-label-width="18.00pt"/>
        <style:text-properties fo:font-family="Symbol"/>
      </text:list-level-style-bullet>
    </text:list-style>
    <style:style style:name="P12" style:family="paragraph">
      <style:paragraph-properties fo:line-height="120.00%" fo:text-align="justify" fo:margin-left="-18.00pt" fo:text-indent="18.00pt" fo:margin-bottom="7.20pt"/>
    </style:style>
    <style:style style:name="P13" style:family="paragraph">
      <style:paragraph-properties fo:line-height="120.00%" fo:text-align="justify" fo:margin-left="-18.00pt" fo:text-indent="18.00pt" fo:margin-bottom="7.00pt"/>
    </style:style>
    <style:style style:name="P14" style:family="paragraph">
      <style:paragraph-properties fo:line-height="100.00%" fo:text-align="left" fo:margin-top="12.00pt" fo:margin-bottom="6.00pt"/>
    </style:style>
    <style:style style:name="P15" style:family="paragraph">
      <style:paragraph-properties fo:line-height="100.00%" fo:text-align="justify"/>
    </style:style>
    <style:style style:name="P16" style:family="paragraph">
      <style:paragraph-properties fo:line-height="100.00%" fo:text-align="justify" fo:margin-top="12.00pt" fo:margin-bottom="6.00pt"/>
    </style:style>
    <style:style style:name="P17" style:family="paragraph">
      <style:paragraph-properties fo:line-height="115.00%" fo:text-align="justify"/>
    </style:style>
    <style:style style:name="P18" style:family="paragraph">
      <style:paragraph-properties fo:line-height="100.00%" fo:text-align="left" fo:margin-top="7.00pt" fo:margin-bottom="6.00pt"/>
    </style:style>
    <style:style style:name="P19" style:family="paragraph">
      <style:paragraph-properties fo:line-height="100.00%" fo:text-align="left" fo:margin-left="2.70pt" fo:text-indent="-2.70pt">
        <style:tab-stops>
          <style:tab-stop style:position="31.45pt"/>
          <style:tab-stop style:position="3286.95pt" style:type="center"/>
        </style:tab-stops>
      </style:paragraph-properties>
    </style:style>
    <style:style style:name="P20" style:family="paragraph">
      <style:paragraph-properties fo:line-height="100.00%" fo:text-align="center"/>
    </style:style>
    <style:style style:name="P21" style:family="paragraph">
      <style:paragraph-properties fo:line-height="100.00%" fo:text-align="left" fo:margin-left="2.70pt" fo:text-indent="-2.70pt">
        <style:tab-stops>
          <style:tab-stop style:position="31.45pt"/>
          <style:tab-stop style:position="3286.95pt" style:type="center"/>
        </style:tab-stops>
      </style:paragraph-properties>
    </style:style>
    <style:style style:name="P22" style:family="paragraph">
      <style:paragraph-properties fo:line-height="120.00%" fo:text-align="justify" fo:margin-bottom="7.00pt"/>
    </style:style>
    <style:style style:name="P23" style:family="paragraph">
      <style:paragraph-properties fo:line-height="115.00%" fo:text-align="justify" fo:margin-bottom="7.00pt"/>
    </style:style>
    <style:style style:name="P24" style:family="paragraph">
      <style:paragraph-properties fo:line-height="100.00%" fo:text-align="left" fo:margin-top="7.00pt" fo:margin-bottom="6.00pt"/>
    </style:style>
    <style:style style:name="P25" style:family="paragraph">
      <style:paragraph-properties fo:line-height="100.00%" fo:text-align="left" fo:margin-left="2.70pt" fo:text-indent="-2.70pt">
        <style:tab-stops>
          <style:tab-stop style:position="31.45pt"/>
          <style:tab-stop style:position="3286.95pt" style:type="center"/>
        </style:tab-stops>
      </style:paragraph-properties>
    </style:style>
    <style:style style:name="P26" style:family="paragraph">
      <style:paragraph-properties fo:line-height="100.00%" fo:text-align="center"/>
    </style:style>
    <style:style style:name="P27" style:family="paragraph">
      <style:paragraph-properties fo:line-height="100.00%" fo:text-align="left" fo:margin-left="2.70pt" fo:text-indent="-2.70pt">
        <style:tab-stops>
          <style:tab-stop style:position="31.45pt"/>
          <style:tab-stop style:position="3286.95pt" style:type="center"/>
        </style:tab-stops>
      </style:paragraph-properties>
    </style:style>
    <style:style style:name="P28" style:family="paragraph">
      <style:paragraph-properties fo:line-height="100.00%" fo:text-align="left" fo:margin-left="2.70pt" fo:text-indent="-2.70pt">
        <style:tab-stops>
          <style:tab-stop style:position="31.45pt"/>
          <style:tab-stop style:position="3286.95pt" style:type="center"/>
        </style:tab-stops>
      </style:paragraph-properties>
    </style:style>
    <style:style style:name="P29" style:family="paragraph">
      <style:paragraph-properties fo:line-height="100.00%" fo:text-align="center"/>
    </style:style>
    <style:style style:name="P30" style:family="paragraph">
      <style:paragraph-properties fo:line-height="100.00%" fo:text-align="left" fo:margin-left="2.70pt" fo:text-indent="-2.70pt">
        <style:tab-stops>
          <style:tab-stop style:position="31.45pt"/>
          <style:tab-stop style:position="3286.95pt" style:type="center"/>
        </style:tab-stops>
      </style:paragraph-properties>
    </style:style>
    <style:style style:name="P31" style:family="paragraph">
      <style:paragraph-properties fo:line-height="120.00%" fo:text-align="justify" fo:margin-bottom="7.00pt"/>
    </style:style>
    <style:style style:name="P32" style:family="paragraph">
      <style:paragraph-properties fo:line-height="120.00%" fo:text-align="justify" fo:margin-left="36.00pt" fo:text-indent="0.00pt" fo:margin-bottom="7.00pt"/>
    </style:style>
    <style:style style:name="P33" style:family="paragraph">
      <style:paragraph-properties fo:line-height="120.00%" fo:text-align="justify" fo:margin-bottom="7.00pt"/>
    </style:style>
    <style:style style:name="P34" style:family="paragraph">
      <style:paragraph-properties fo:line-height="115.00%" fo:text-align="justify" fo:margin-bottom="7.00pt"/>
    </style:style>
    <style:style style:name="P35" style:family="paragraph">
      <style:paragraph-properties fo:line-height="100.00%" fo:text-align="left" fo:margin-top="7.00pt" fo:margin-bottom="6.00pt"/>
    </style:style>
    <style:style style:name="P36" style:family="paragraph">
      <style:paragraph-properties fo:line-height="100.00%" fo:text-align="left" fo:margin-left="2.70pt" fo:text-indent="-2.70pt">
        <style:tab-stops>
          <style:tab-stop style:position="31.45pt"/>
          <style:tab-stop style:position="3286.95pt" style:type="center"/>
        </style:tab-stops>
      </style:paragraph-properties>
    </style:style>
    <style:style style:name="P37" style:family="paragraph">
      <style:paragraph-properties fo:line-height="100.00%" fo:text-align="center"/>
    </style:style>
    <style:style style:name="P38" style:family="paragraph">
      <style:paragraph-properties fo:line-height="100.00%" fo:text-align="left" fo:margin-left="2.70pt" fo:text-indent="-2.70pt">
        <style:tab-stops>
          <style:tab-stop style:position="31.45pt"/>
          <style:tab-stop style:position="3286.95pt" style:type="center"/>
        </style:tab-stops>
      </style:paragraph-properties>
    </style:style>
    <style:style style:name="P39" style:family="paragraph">
      <style:paragraph-properties fo:line-height="100.00%" fo:text-align="left"/>
    </style:style>
    <style:style style:name="P40" style:family="paragraph">
      <style:paragraph-properties fo:line-height="115.00%" fo:text-align="justify" fo:margin-top="7.00pt" fo:margin-bottom="6.00pt"/>
    </style:style>
    <style:style style:name="P41" style:family="paragraph">
      <style:paragraph-properties fo:line-height="100.00%" fo:text-align="left" fo:margin-top="7.00pt" fo:margin-bottom="6.00pt"/>
    </style:style>
    <style:style style:name="P42" style:family="paragraph">
      <style:paragraph-properties fo:line-height="100.00%" fo:text-align="left" fo:margin-left="2.70pt" fo:text-indent="-2.70pt">
        <style:tab-stops>
          <style:tab-stop style:position="31.45pt"/>
          <style:tab-stop style:position="3286.95pt" style:type="center"/>
        </style:tab-stops>
      </style:paragraph-properties>
    </style:style>
    <style:style style:name="P43" style:family="paragraph">
      <style:paragraph-properties fo:line-height="100.00%" fo:text-align="center"/>
    </style:style>
    <style:style style:name="P44" style:family="paragraph">
      <style:paragraph-properties fo:line-height="100.00%" fo:text-align="left" fo:margin-left="2.70pt" fo:text-indent="-2.70pt">
        <style:tab-stops>
          <style:tab-stop style:position="31.45pt"/>
          <style:tab-stop style:position="3286.95pt" style:type="center"/>
        </style:tab-stops>
      </style:paragraph-properties>
    </style:style>
    <style:style style:name="P45" style:family="paragraph">
      <style:paragraph-properties fo:line-height="100.00%" fo:text-align="left"/>
    </style:style>
    <style:style style:name="P46" style:family="paragraph">
      <style:paragraph-properties fo:line-height="100.00%" fo:text-align="left" fo:margin-top="12.00pt" fo:margin-bottom="6.00pt"/>
    </style:style>
    <style:style style:name="P47" style:family="paragraph">
      <style:paragraph-properties fo:line-height="100.00%" fo:text-align="left" fo:margin-top="7.00pt" fo:margin-bottom="6.00pt"/>
    </style:style>
    <style:style style:name="P48" style:family="paragraph">
      <style:paragraph-properties fo:line-height="100.00%" fo:text-align="left" fo:margin-left="2.70pt" fo:text-indent="-2.70pt">
        <style:tab-stops>
          <style:tab-stop style:position="31.45pt"/>
          <style:tab-stop style:position="3286.95pt" style:type="center"/>
        </style:tab-stops>
      </style:paragraph-properties>
    </style:style>
    <style:style style:name="P49" style:family="paragraph">
      <style:paragraph-properties fo:line-height="100.00%" fo:text-align="center"/>
    </style:style>
    <style:style style:name="P50" style:family="paragraph">
      <style:paragraph-properties fo:line-height="100.00%" fo:text-align="left" fo:margin-left="2.70pt" fo:text-indent="-2.70pt">
        <style:tab-stops>
          <style:tab-stop style:position="31.45pt"/>
          <style:tab-stop style:position="3286.95pt" style:type="center"/>
        </style:tab-stops>
      </style:paragraph-properties>
    </style:style>
    <style:style style:name="P51" style:family="paragraph">
      <style:paragraph-properties fo:line-height="100.00%" fo:text-align="left"/>
    </style:style>
    <style:style style:name="P52" style:family="paragraph">
      <style:paragraph-properties fo:line-height="100.00%" fo:text-align="justify"/>
    </style:style>
    <style:style style:name="P53" style:family="paragraph">
      <style:paragraph-properties fo:line-height="100.00%" fo:text-align="left" fo:margin-top="7.00pt" fo:margin-bottom="6.00pt"/>
    </style:style>
    <style:style style:name="P54" style:family="paragraph">
      <style:paragraph-properties fo:line-height="100.00%" fo:text-align="left" fo:margin-left="2.70pt" fo:text-indent="-2.70pt">
        <style:tab-stops>
          <style:tab-stop style:position="31.45pt"/>
          <style:tab-stop style:position="3286.95pt" style:type="center"/>
        </style:tab-stops>
      </style:paragraph-properties>
    </style:style>
    <style:style style:name="P55" style:family="paragraph">
      <style:paragraph-properties fo:line-height="100.00%" fo:text-align="center"/>
    </style:style>
    <style:style style:name="P56" style:family="paragraph">
      <style:paragraph-properties fo:line-height="100.00%" fo:text-align="left" fo:margin-left="2.70pt" fo:text-indent="-2.70pt">
        <style:tab-stops>
          <style:tab-stop style:position="31.45pt"/>
          <style:tab-stop style:position="3286.95pt" style:type="center"/>
        </style:tab-stops>
      </style:paragraph-properties>
    </style:style>
    <style:style style:name="P57" style:family="paragraph">
      <style:paragraph-properties fo:line-height="100.00%" fo:text-align="left"/>
    </style:style>
    <style:style style:name="P58" style:family="paragraph">
      <style:paragraph-properties fo:line-height="100.00%" fo:text-align="left" fo:margin-top="7.00pt" fo:margin-bottom="6.00pt"/>
    </style:style>
    <style:style style:name="P59" style:family="paragraph">
      <style:paragraph-properties fo:line-height="100.00%" fo:text-align="left" fo:margin-left="2.70pt" fo:text-indent="-2.70pt">
        <style:tab-stops>
          <style:tab-stop style:position="31.45pt"/>
          <style:tab-stop style:position="3286.95pt" style:type="center"/>
        </style:tab-stops>
      </style:paragraph-properties>
    </style:style>
    <style:style style:name="P60" style:family="paragraph">
      <style:paragraph-properties fo:line-height="100.00%" fo:text-align="center"/>
    </style:style>
    <style:style style:name="P61" style:family="paragraph">
      <style:paragraph-properties fo:line-height="100.00%" fo:text-align="left" fo:margin-left="2.70pt" fo:text-indent="-2.70pt">
        <style:tab-stops>
          <style:tab-stop style:position="31.45pt"/>
          <style:tab-stop style:position="3286.95pt" style:type="center"/>
        </style:tab-stops>
      </style:paragraph-properties>
    </style:style>
    <style:style style:name="P62" style:family="paragraph">
      <style:paragraph-properties fo:line-height="100.00%" fo:text-align="left"/>
    </style:style>
    <style:style style:name="P63" style:family="paragraph">
      <style:paragraph-properties fo:line-height="100.00%" fo:text-align="left" fo:margin-top="7.00pt" fo:margin-bottom="6.00pt"/>
    </style:style>
    <style:style style:name="P64" style:family="paragraph">
      <style:paragraph-properties fo:line-height="100.00%" fo:text-align="left" fo:margin-left="2.70pt" fo:text-indent="-2.70pt">
        <style:tab-stops>
          <style:tab-stop style:position="31.45pt"/>
          <style:tab-stop style:position="3286.95pt" style:type="center"/>
        </style:tab-stops>
      </style:paragraph-properties>
    </style:style>
    <style:style style:name="P65" style:family="paragraph">
      <style:paragraph-properties fo:line-height="100.00%" fo:text-align="center"/>
    </style:style>
    <style:style style:name="P66" style:family="paragraph">
      <style:paragraph-properties fo:line-height="100.00%" fo:text-align="left" fo:margin-left="2.70pt" fo:text-indent="-2.70pt">
        <style:tab-stops>
          <style:tab-stop style:position="31.45pt"/>
          <style:tab-stop style:position="3286.95pt" style:type="center"/>
        </style:tab-stops>
      </style:paragraph-properties>
    </style:style>
    <style:style style:name="P67" style:family="paragraph">
      <style:paragraph-properties fo:line-height="100.00%" fo:text-align="left" fo:margin-top="7.00pt" fo:margin-bottom="6.00pt"/>
    </style:style>
    <style:style style:name="P68" style:family="paragraph">
      <style:paragraph-properties fo:line-height="100.00%" fo:text-align="left" fo:margin-left="2.70pt" fo:text-indent="-2.70pt">
        <style:tab-stops>
          <style:tab-stop style:position="31.20pt"/>
        </style:tab-stops>
      </style:paragraph-properties>
    </style:style>
    <style:style style:name="P69" style:family="paragraph">
      <style:paragraph-properties fo:line-height="100.00%" fo:text-align="center"/>
    </style:style>
    <style:style style:name="P70" style:family="paragraph">
      <style:paragraph-properties fo:line-height="100.00%" fo:text-align="left" fo:margin-left="2.70pt" fo:text-indent="-2.70pt">
        <style:tab-stops>
          <style:tab-stop style:position="31.20pt"/>
        </style:tab-stops>
      </style:paragraph-properties>
    </style:style>
    <style:style style:name="P71" style:family="paragraph">
      <style:paragraph-properties fo:line-height="120.00%" fo:text-align="left" fo:margin-bottom="7.00pt"/>
    </style:style>
    <text:list-style style:name="L72">
      <text:list-level-style-bullet text:level="1" text:bullet-char="•">
        <style:list-level-properties text:space-before="0.00pt" text:min-label-width="18.00pt"/>
        <style:text-properties fo:font-family="Symbol"/>
      </text:list-level-style-bullet>
    </text:list-style>
    <style:style style:name="P72" style:family="paragraph">
      <style:paragraph-properties fo:line-height="120.00%" fo:text-align="left" fo:margin-left="-18.00pt" fo:text-indent="18.00pt" fo:margin-bottom="7.00pt"/>
    </style:style>
    <style:style style:name="TableColumn0100" style:family="table-column">
      <style:table-column-properties style:column-width="3.461806in"/>
    </style:style>
    <style:style style:name="TableColumn0101" style:family="table-column">
      <style:table-column-properties style:column-width="3.463194in"/>
    </style:style>
    <style:style style:name="Table01" style:family="table">
      <style:table-properties style:width="6.92500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olumn0200" style:family="table-column">
      <style:table-column-properties style:column-width="0.474306in"/>
    </style:style>
    <style:style style:name="TableColumn0201" style:family="table-column">
      <style:table-column-properties style:column-width="0.548611in"/>
    </style:style>
    <style:style style:name="Table02" style:family="table">
      <style:table-properties style:width="1.022917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olumn0300" style:family="table-column">
      <style:table-column-properties style:column-width="0.474306in"/>
    </style:style>
    <style:style style:name="TableColumn0301" style:family="table-column">
      <style:table-column-properties style:column-width="0.548611in"/>
    </style:style>
    <style:style style:name="Table03" style:family="table">
      <style:table-properties style:width="1.022917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1" style:family="table-row">
      <style:table-row-properties/>
    </style:style>
    <style:style style:name="TableCell03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olumn0400" style:family="table-column">
      <style:table-column-properties style:column-width="0.474306in"/>
    </style:style>
    <style:style style:name="TableColumn0401" style:family="table-column">
      <style:table-column-properties style:column-width="0.548611in"/>
    </style:style>
    <style:style style:name="Table04" style:family="table">
      <style:table-properties style:width="1.022917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olumn0500" style:family="table-column">
      <style:table-column-properties style:column-width="0.474306in"/>
    </style:style>
    <style:style style:name="TableColumn0501" style:family="table-column">
      <style:table-column-properties style:column-width="0.548611in"/>
    </style:style>
    <style:style style:name="Table05" style:family="table">
      <style:table-properties style:width="1.022917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5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olumn0600" style:family="table-column">
      <style:table-column-properties style:column-width="0.474306in"/>
    </style:style>
    <style:style style:name="TableColumn0601" style:family="table-column">
      <style:table-column-properties style:column-width="0.548611in"/>
    </style:style>
    <style:style style:name="Table06" style:family="table">
      <style:table-properties style:width="1.022917in" fo:margin-left="0.000000in" style:writing-mode="lr" table:align="left" style:may-break-between-rows="true"/>
    </style:style>
    <style:style style:name="TableRow0600" style:family="table-row">
      <style:table-row-properties/>
    </style:style>
    <style:style style:name="TableCell06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6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olumn0700" style:family="table-column">
      <style:table-column-properties style:column-width="0.474306in"/>
    </style:style>
    <style:style style:name="TableColumn0701" style:family="table-column">
      <style:table-column-properties style:column-width="0.548611in"/>
    </style:style>
    <style:style style:name="Table07" style:family="table">
      <style:table-properties style:width="1.022917in" fo:margin-left="0.000000in" style:writing-mode="lr" table:align="left" style:may-break-between-rows="true"/>
    </style:style>
    <style:style style:name="TableRow0700" style:family="table-row">
      <style:table-row-properties/>
    </style:style>
    <style:style style:name="TableCell07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7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olumn0800" style:family="table-column">
      <style:table-column-properties style:column-width="0.474306in"/>
    </style:style>
    <style:style style:name="TableColumn0801" style:family="table-column">
      <style:table-column-properties style:column-width="0.548611in"/>
    </style:style>
    <style:style style:name="Table08" style:family="table">
      <style:table-properties style:width="1.022917in" fo:margin-left="0.000000in" style:writing-mode="lr" table:align="left" style:may-break-between-rows="true"/>
    </style:style>
    <style:style style:name="TableRow0800" style:family="table-row">
      <style:table-row-properties/>
    </style:style>
    <style:style style:name="TableCell08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8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olumn0900" style:family="table-column">
      <style:table-column-properties style:column-width="0.474306in"/>
    </style:style>
    <style:style style:name="TableColumn0901" style:family="table-column">
      <style:table-column-properties style:column-width="0.548611in"/>
    </style:style>
    <style:style style:name="Table09" style:family="table">
      <style:table-properties style:width="1.022917in" fo:margin-left="0.000000in" style:writing-mode="lr" table:align="left" style:may-break-between-rows="true"/>
    </style:style>
    <style:style style:name="TableRow0900" style:family="table-row">
      <style:table-row-properties/>
    </style:style>
    <style:style style:name="TableCell09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9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olumn1000" style:family="table-column">
      <style:table-column-properties style:column-width="0.470833in"/>
    </style:style>
    <style:style style:name="Table10" style:family="table">
      <style:table-properties style:width="0.470833in" fo:margin-left="0.000000in" style:writing-mode="lr" table:align="left" style:may-break-between-rows="true"/>
    </style:style>
    <style:style style:name="TableRow1000" style:family="table-row">
      <style:table-row-properties/>
    </style:style>
    <style:style style:name="TableCell10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office:automatic-styles>
  <office:body>
    <office:text>
      <text:p text:style-name="P1"><text:span text:style-name="T1">INF4705<text:s/></text:span><text:span text:style-name="T2">–</text:span><text:span text:style-name="T3"><text:s/>Analyse et conception d’algorithmes</text:span></text:p>
      <text:p text:style-name="P2"><text:span text:style-name="T4">TP3<text:s/></text:span><text:span text:style-name="T5">–</text:span><text:span text:style-name="T6"><text:s/>Automne 2018</text:span></text:p>
      <text:p text:style-name="P3"><text:span text:style-name="T7"/></text:p>
      <table:table table:style-name="Table01">
        <table:table-column table:style-name="TableColumn0100"/>
        <table:table-column table:style-name="TableColumn0101"/>
        <table:table-row table:style-name="TableRow0100">
          <table:table-cell table:style-name="TableCell010000">
            <text:p text:style-name="P5"><text:span text:style-name="T8">Nom, prénom, matricule des membres</text:span><text:span text:style-name="T9"/></text:p>
          </table:table-cell>
          <table:table-cell table:style-name="TableCell010001">
            <text:p text:style-name="P5"><text:span text:style-name="T10">Clark, Alexandre, 1803508</text:span></text:p>
            <text:p text:style-name="P5"><text:span text:style-name="T10">Agagnier, Félix, 1797592</text:span><text:span text:style-name="T11"/></text:p>
          </table:table-cell>
        </table:table-row>
        <table:table-row table:style-name="TableRow0101">
          <table:table-cell table:style-name="TableCell010100">
            <text:p text:style-name="P8"><text:span text:style-name="T12">Note finale / 14</text:span><text:span text:style-name="T13"/></text:p>
          </table:table-cell>
          <table:table-cell table:style-name="TableCell010101">
            <text:p text:style-name="P8"><text:span text:style-name="T14">0</text:span><text:span text:style-name="T15"/></text:p>
          </table:table-cell>
        </table:table-row>
      </table:table>
      <text:p text:style-name="P10"><text:span text:style-name="T15"/></text:p>
      <text:p text:style-name="P11"><text:span text:style-name="T16">Informations techniques</text:span></text:p>
      <text:list text:style-name="L12">
        <text:list-item>
          <text:p text:style-name="P12"><text:span text:style-name="T17">Répondez directement dans ce document ODT avec LibreOffice. Utilisez LibreOffice et non Word, sinon ce document sera corrompu.</text:span></text:p>
        </text:list-item>
        <text:list-item>
          <text:p text:style-name="P12"><text:span text:style-name="T17">La correction se fait à même le rapport.</text:span></text:p>
        </text:list-item>
        <text:list-item>
          <text:p text:style-name="P12"><text:span text:style-name="T17">Avant le<text:s/></text:span><text:span text:style-name="T18">4 décembre à 23h59</text:span><text:span text:style-name="T19">, vous devez faire une remise électronique en suivant les instructions suivantes :</text:span></text:p>
        </text:list-item>
        <text:list-item>
          <text:p text:style-name="P12"><text:span text:style-name="T19">Le dossier remis doit se nommer matricule1_matricule2_tp3 et doit être compressé sous format zip.</text:span></text:p>
        </text:list-item>
        <text:list-item>
          <text:p text:style-name="P12"><text:span text:style-name="T19">À la racine de ce dernier, on doit retrouver :</text:span></text:p>
        </text:list-item>
        <text:list-item>
          <text:p text:style-name="P12"><text:span text:style-name="T19">Ce rapport sous format ODT.</text:span></text:p>
        </text:list-item>
        <text:list-item>
          <text:p text:style-name="P12"><text:span text:style-name="T19">Un script nommé<text:s/></text:span><text:span text:style-name="T20">tp.sh</text:span><text:span text:style-name="T21"><text:s/>servant à exécuter les différents algorithmes du TP. L’interface du script est décrite à la fin du rapport.</text:span></text:p>
        </text:list-item>
        <text:list-item>
          <text:p text:style-name="P12"><text:span text:style-name="T21">Un fichier texte nommé<text:s/></text:span><text:span text:style-name="T22">emails.txt</text:span><text:span text:style-name="T23"><text:s/>contenant le courriel de chaque membre de l’équipe</text:span></text:p>
        </text:list-item>
        <text:list-item>
          <text:p text:style-name="P12"><text:span text:style-name="T23">Le code source et les exécutables</text:span></text:p>
        </text:list-item>
        <text:list-item>
          <text:p text:style-name="P12"><text:span text:style-name="T23">Vous avez le choix du langage de programmation utilisé. Le code et les exécutables soumis devront être compatible avec les ordinateurs de la salle L-4714. Conseil pour le TP3 : Compilez avec -O3 si vous utilisez C++.</text:span></text:p>
        </text:list-item>
        <text:list-item>
          <text:p text:style-name="P13"><text:span text:style-name="T23">Si vous utilisez des extraits de codes (programmes) trouvés sur Internet, vous devez en mentionner la source, sinon vous serez sanctionnés pour plagiat. </text:span></text:p>
        </text:list-item>
      </text:list>
      <text:p text:style-name="P14"><text:span text:style-name="T24">Mise en situation</text:span></text:p>
      <text:p text:style-name="P15"><text:span text:style-name="T25">Le dernier travail pratique se fera dans le cadre du concours du meilleur algorithme pour la session d'automne 2018. Le travail demandé consiste à concevoir et implanter un algorithme de votre cru pour résoudre un problème combinatoire. Le classement des équipes déterminera votre note pour la qualité de l'algorithme. Votre algorithme sera exécuté sur 3 exemplaires de notre choix pendant 3 minutes.</text:span></text:p>
      <text:p text:style-name="P15"><text:span text:style-name="T26"/></text:p>
      <text:p text:style-name="P15"><text:span text:style-name="T27">Vous êtes administrateur d’une compagnie de voyages organisés, et dans le cadre de vos fonctions vous devez planifier des parcours pour des groupes de touristes dans différentes villes. Chaque ville compte plusieurs centres d’intérêt comme des musées, des monuments, etc, qui sont dispersés un peu partout. Les centres d’intérêt ont des niveaux d’appréciation variés (par exemple, la tour Eiffel aurait un niveau d’appréciation très élevé). De plus, le temps alloué pour les parcours est limité. Vous devez créer des parcours de la meilleure qualité possible (dont la somme des niveaux d’appréciation des centres d’intérêt visités soit la plus élevée possible) tout en respectant la limite de temps allouée. Vos parcours doivent débuter et terminer à l’hôtel où logent les touristes. Évidemment, vous ne pouvez pas visiter un même centre d’intérêt plus d’une fois.</text:span></text:p>
      <text:p text:style-name="P15"><text:span text:style-name="T28"/></text:p>
      <text:p text:style-name="P15"><text:span text:style-name="T29">On peut représenter le problème sous la forme d'un graphe complet, la valeur d'un noeud indiquant le niveau d’appréciation de ce centre d’intérêt, et la valeur d'une arête représentant la combinaison du temps nécessaire pour passer d'un centre d’intérêt à un autre avec le temps nécessaire pour faire la visite (par conséquent, l'inégalité triangulaire ne tient pas). L'objectif est de trouver un chemin d'une durée inférieure ou égale à la limite de temps, qui maximise la somme des niveaux d’appréciation des noeuds visités. Le chemin doit être fermé (le noeud de départ est le même que le noeud d'arrivée, i.e., l'hôtel) et simple (les noeuds ne peuvent être visités qu'une seule fois).</text:span></text:p>
      <text:p text:style-name="P15"><text:span text:style-name="T30"/></text:p>
      <text:p text:style-name="P15"><text:span text:style-name="T31">Le rapport pour ce dernier travail pratique est assez succinct. Vous êtes encouragés à terminer ce travail assez tôt afin de ne pas compromettre la préparation à vos examens finaux.</text:span></text:p>
      <text:p text:style-name="P15"><text:span text:style-name="T32"/></text:p>
      <text:p text:style-name="P16"><text:span text:style-name="T33">Jeu de données</text:span></text:p>
      <text:p text:style-name="P17"><text:span text:style-name="T34">Pour tester votre algorithme, vous disposez d’un jeu de données de 10 exemplaires. La première ligne contient le nombre de centres d’intérêt<text:s/></text:span><text:span text:style-name="T35">n</text:span><text:span text:style-name="T36">. Les<text:s/></text:span><text:span text:style-name="T37">n</text:span><text:span text:style-name="T38"><text:s/>lignes suivantes représentent la matrice d’adjacence du graphe<text:s/></text:span><text:span text:style-name="T39"><text:s/></text:span><text:span text:style-name="T40">(l’hôtel est à<text:s/></text:span><text:span text:style-name="T41">n</text:span><text:span text:style-name="T42">=0). L’avant-dernière ligne indique le temps maximal alloué pour le parcours, et la dernière ligne représente le niveau d’appréciation de chaque centre d’intérêt.</text:span></text:p>
      <text:p text:style-name="P18"><text:span text:style-name="T43">Description de votre algorithme</text:span></text:p>
      <table:table table:style-name="Table02">
        <table:table-column table:style-name="TableColumn0200"/>
        <table:table-column table:style-name="TableColumn0201"/>
        <table:table-row table:style-name="TableRow0200">
          <table:table-cell table:style-name="TableCell020000">
            <text:p text:style-name="P20"><text:span text:style-name="T45">0</text:span><text:span text:style-name="T46"/></text:p>
          </table:table-cell>
          <table:table-cell table:style-name="TableCell020001">
            <text:p text:style-name="P20"><text:span text:style-name="T47"><text:s/>/ 1 pt</text:span><text:span text:style-name="T48"/></text:p>
          </table:table-cell>
        </table:table-row>
      </table:table>
      <text:p text:style-name="P22"><text:span text:style-name="T48"/></text:p>
      <text:p text:style-name="P23"><text:span text:style-name="T49">Notre algorithme est principalement basé sur l'implémentation d'un algorithme de séparation et évaluation progressive ou communément appelé<text:s/></text:span><text:span text:style-name="T50">branch and bound</text:span><text:span text:style-name="T51"><text:s/>ainsi qu'un algorithme glouton. Dans un premier temps, on suit l'approche glouton pour calculer et choisir la destination ayant le meilleur ratio d'appréciation selon le temps. On parcourra ainsi, en ordre du meilleur au pire ratio tous les noeuds d'un même niveau. Lorsqu'on a choisi notre première destination, on la parcoure puis effectue directement un retour vers le noeud initial, soit l'hôtel et on assigne ce parcours comme étant le meilleur possible. Notre borne utilisé pour nos critère d'évaluation progressive est ainsi le temps limite à respecter et ainsi, si le total d'un parcours lorsqu'on arrive à un noeud est supérieure à cette borne, on évite de parcourir ou on supprime les sous-arbres qui mèneraient à des solutions invalides. Après avoir fait un retour au noeud 0, on continue d'appliquer notre critère glouton pour parcourir en ordre de ratio à chaque niveau suivant et ce pour le restant de l'arbre. Lorsqu'un parcours retournant au noeud initial possède une appréciation totale supérieure à notre meilleure solution actuelle, cette solution devient la meilleure et est affichée à la console.</text:span></text:p>
      <text:p text:style-name="P24"><text:span text:style-name="T52">Présentation de votre algorithme</text:span></text:p>
      <table:table table:style-name="Table03">
        <table:table-column table:style-name="TableColumn0300"/>
        <table:table-column table:style-name="TableColumn0301"/>
        <table:table-row table:style-name="TableRow0300">
          <table:table-cell table:style-name="TableCell030000">
            <text:p text:style-name="P26"><text:span text:style-name="T54">0</text:span><text:span text:style-name="T55"/></text:p>
          </table:table-cell>
          <table:table-cell table:style-name="TableCell030001">
            <text:p text:style-name="P26"><text:span text:style-name="T56"><text:s/>/ 2 pt</text:span><text:span text:style-name="T57"/></text:p>
          </table:table-cell>
        </table:table-row>
        <table:table-row table:style-name="TableRow0301">
          <table:table-cell table:style-name="TableCell030100">
            <text:p text:style-name="P29"><text:span text:style-name="T57"/></text:p>
          </table:table-cell>
          <table:table-cell table:style-name="TableCell030101">
            <text:p text:style-name="P29"><text:span text:style-name="T57"/></text:p>
          </table:table-cell>
        </table:table-row>
      </table:table>
      <text:p text:style-name="P31"><text:span text:style-name="T58">function parcours(destination, solutionCourrante) {</text:span></text:p>
      <text:p text:style-name="P31"><text:span text:style-name="T58"><text:s text:c="6"/></text:span><text:span text:style-name="T59">SI (destination == hotel &amp;&amp; solutionCourrante.size &gt; 1)</text:span></text:p>
      <text:p text:style-name="P31"><text:span text:style-name="T59"><text:tab/></text:span><text:span text:style-name="T60">temps constant<text:s/></text:span><text:span text:style-name="T61">Θ(1)</text:span></text:p>
      <text:p text:style-name="P31"><text:span text:style-name="T62"><text:s text:c="11"/>SI (solutionCourrante.appreciation &gt; meilleurSolution.appreciation) </text:span></text:p>
      <text:p text:style-name="P31"><text:span text:style-name="T62"><text:tab/><text:tab/>meilleureSolution = solutionCourrante</text:span></text:p>
      <text:p text:style-name="P31"><text:span text:style-name="T62"><text:tab/><text:tab/>print(meilleureSolution)</text:span></text:p>
      <text:p text:style-name="P31"><text:span text:style-name="T63"/></text:p>
      <text:p text:style-name="P31"><text:span text:style-name="T64"><text:s text:c="6"/>SINON</text:span><text:span text:style-name="T65"><text:s/></text:span><text:span text:style-name="T66">SI (solutionCourrante.tempsTotal &lt; tempsLimite)</text:span></text:p>
      <text:p text:style-name="P32"><text:span text:style-name="T67">temps constant<text:s/></text:span><text:span text:style-name="T68">Θ(1)</text:span></text:p>
      <text:p text:style-name="P33"><text:span text:style-name="T69"><text:s text:c="11"/>premiereSolution = new Solution(solutionCourrante,<text:s text:c="15"/><text:tab/><text:tab/><text:tab/><text:tab/><text:tab/><text:tab/><text:tab/><text:tab/><text:s text:c="6"/>destination.destinations[0])</text:span></text:p>
      <text:p text:style-name="P33"><text:span text:style-name="T70"/></text:p>
      <text:p text:style-name="P33"><text:span text:style-name="T71"><text:s text:c="11"/>SI (premiereSolution.destination == hotel)</text:span></text:p>
      <text:p text:style-name="P33"><text:span text:style-name="T71"><text:tab/><text:s text:c="10"/></text:span><text:span text:style-name="T72">temps constant<text:s/></text:span><text:span text:style-name="T73">Θ(1)</text:span></text:p>
      <text:p text:style-name="P33"><text:span text:style-name="T74"><text:s text:c="22"/>parcours (premiereSolution.destination, premièreSolution)</text:span></text:p>
      <text:p text:style-name="P33"><text:span text:style-name="T75"><text:tab/><text:s text:c="10"/>temps linéaire<text:s/></text:span><text:span text:style-name="T76">Θ(n)</text:span></text:p>
      <text:p text:style-name="P33"><text:span text:style-name="T77"><text:tab/><text:s text:c="9"/>destination.destinations.remove(0)</text:span></text:p>
      <text:p text:style-name="P33"><text:span text:style-name="T77"><text:s text:c="12"/></text:span></text:p>
      <text:p text:style-name="P33"><text:span text:style-name="T77"><text:tab/></text:span><text:span text:style-name="T78">Θ(n lg n)</text:span></text:p>
      <text:p text:style-name="P33"><text:span text:style-name="T79"><text:tab/>trierDSCAppreciationSelonTemps(destination.destinations)</text:span></text:p>
      <text:p text:style-name="P33"><text:span text:style-name="T80"/></text:p>
      <text:p text:style-name="P33"><text:span text:style-name="T81"><text:s text:c="9"/></text:span><text:span text:style-name="T82">Voir complexité ci-dessous</text:span></text:p>
      <text:p text:style-name="P33"><text:span text:style-name="T83"><text:s text:c="9"/>POUR CHAQUE destination.destinations</text:span></text:p>
      <text:p text:style-name="P33"><text:span text:style-name="T83"><text:s text:c="19"/>SI destination.destinations[i] pas contenu dans solutionCourrante<text:s text:c="11"/><text:tab/><text:s text:c="20"/>OU destination.destinations[i] == hotel<text:s text:c="4"/></text:span></text:p>
      <text:p text:style-name="P33"><text:span text:style-name="T83"><text:s text:c="26"/>solutionAlternative = new Solution(solutionCourrante,<text:s text:c="15"/><text:tab/><text:tab/><text:tab/><text:tab/><text:tab/><text:tab/><text:tab/><text:tab/><text:s text:c="6"/>destination.destinations[i])</text:span></text:p>
      <text:p text:style-name="P33"><text:span text:style-name="T83"><text:tab/><text:tab/>parcours(destination.destinations[i].destination ,<text:s text:c="17"/><text:tab/><text:s text:c="9"/><text:tab/><text:s text:c="94"/>solutionAlternative)</text:span></text:p>
      <text:p text:style-name="P33"><text:span text:style-name="T83">}</text:span></text:p>
      <text:p text:style-name="P34"><text:span text:style-name="T84">Analyse de la complexité totale:</text:span></text:p>
      <text:p text:style-name="P34"><text:span text:style-name="T85">La complexité avant d'entrer dans la boucle est de<text:s/></text:span><text:span text:style-name="T86">Θ(n lg n)</text:span><text:span text:style-name="T87">, au premier appel initial de la fonction parcours, la boucle va effectuer un retour vers l'h</text:span><text:span text:style-name="T88">ô</text:span><text:span text:style-name="T89">tel donc<text:s/></text:span><text:span text:style-name="T90">Θ(1)</text:span><text:span text:style-name="T91">, puis (n-2) autres appels<text:s/></text:span><text:span text:style-name="T92">à la fonction parcours. L'itération suivante (n-3) appels à la fonction parcours ainsi qu'un autre retour vers l'hôtel. Il est donc possible d'observer que la complexité sera de<text:s/></text:span><text:span text:style-name="T93">O((n-2)!)</text:span><text:span text:style-name="T94">, </text:span></text:p>
      <text:p text:style-name="P35"><text:span text:style-name="T95">Justification de l’originalité de votre algorithme</text:span></text:p>
      <table:table table:style-name="Table04">
        <table:table-column table:style-name="TableColumn0400"/>
        <table:table-column table:style-name="TableColumn0401"/>
        <table:table-row table:style-name="TableRow0400">
          <table:table-cell table:style-name="TableCell040000">
            <text:p text:style-name="P37"><text:span text:style-name="T97">0</text:span><text:span text:style-name="T98"/></text:p>
          </table:table-cell>
          <table:table-cell table:style-name="TableCell040001">
            <text:p text:style-name="P37"><text:span text:style-name="T99"><text:s/>/ 3 pt</text:span><text:span text:style-name="T100"/></text:p>
          </table:table-cell>
        </table:table-row>
      </table:table>
      <text:p text:style-name="P39"><text:span text:style-name="T100"/></text:p>
      <text:p text:style-name="P40"><text:span text:style-name="T101">Bien que l'originalité de cet algorithme n'est pas extraordinaire, notre souci a été de s'assurer une bonne performance pour une période de trois minutes d'exécution ainsi que de produire rapidement des solutions partielles puisque de très gros exemplaires et un algorithme tentant de viser directement la meilleure solution aurait consommé beaucoup trop de temps et de ressources. Nous nous sommes inspirés de la solution vue en classe pour le problème du sac à dos utilisant justement un algorithme glouton basé sur le meilleur de ratio entre la valeur et le poids des objets pour effectuer nos décisions à chaque noeud de notre arbre. En effet, bien que ce soit un choix glouton se fiant uniquement aux valeurs courantes des arcs, une approche tentant de maximiser les deux critères à respecter permet d'obtenir rapidement une réponse acceptable. </text:span></text:p>
      <text:p text:style-name="P40"><text:span text:style-name="T101">Dans une optique d'optimisation de notre algorithme, nous nous sommes alors inspiré de l'algorithme de séparation et évaluation progressive provenant du chapitre sur les graphes implicites pour éliminer les sous-arbres et parcours dépassant la limite de temps allouée. Ainsi nous avons pu couper court les parcours inutiles dépassant le temps limite et améliorant notre algorithme. </text:span></text:p>
      <text:p text:style-name="P40"><text:span text:style-name="T101">Ainsi, nous sommes confiant qu'en utilisant l'algorithme<text:s/></text:span><text:span text:style-name="T102">branch and bound</text:span><text:span text:style-name="T103"><text:s/>et en utilisant un parcours suivant un critère glouton représentant le meilleur ratio plutôt qu'un parcours préordre nous avons réussi à tirer les bienfaits de ses deux algorithmes.</text:span></text:p>
      <text:p text:style-name="P41"><text:span text:style-name="T104">Votre algorithme est-il assuré de trouver une solution optimale?</text:span></text:p>
      <table:table table:style-name="Table05">
        <table:table-column table:style-name="TableColumn0500"/>
        <table:table-column table:style-name="TableColumn0501"/>
        <table:table-row table:style-name="TableRow0500">
          <table:table-cell table:style-name="TableCell050000">
            <text:p text:style-name="P43"><text:span text:style-name="T106">0</text:span><text:span text:style-name="T107"/></text:p>
          </table:table-cell>
          <table:table-cell table:style-name="TableCell050001">
            <text:p text:style-name="P43"><text:span text:style-name="T108"><text:s/>/ 1 pt</text:span><text:span text:style-name="T109"/></text:p>
          </table:table-cell>
        </table:table-row>
      </table:table>
      <text:p text:style-name="P45"><text:span text:style-name="T109"/></text:p>
      <text:p text:style-name="P45"><text:span text:style-name="T110">Oui.</text:span></text:p>
      <text:p text:style-name="P46"><text:span text:style-name="T111">Autres critères de correction</text:span></text:p>
      <text:p text:style-name="P47"><text:span text:style-name="T111">Respect de l’interface tp.sh</text:span></text:p>
      <table:table table:style-name="Table06">
        <table:table-column table:style-name="TableColumn0600"/>
        <table:table-column table:style-name="TableColumn0601"/>
        <table:table-row table:style-name="TableRow0600">
          <table:table-cell table:style-name="TableCell060000">
            <text:p text:style-name="P49"><text:span text:style-name="T113">0</text:span><text:span text:style-name="T114"/></text:p>
          </table:table-cell>
          <table:table-cell table:style-name="TableCell060001">
            <text:p text:style-name="P49"><text:span text:style-name="T115"><text:s/>/ 1 pt</text:span><text:span text:style-name="T116"/></text:p>
          </table:table-cell>
        </table:table-row>
      </table:table>
      <text:p text:style-name="P51"><text:span text:style-name="T116"/></text:p>
      <text:p text:style-name="P51"><text:span text:style-name="T117">Utilisation :</text:span></text:p>
      <text:p text:style-name="P51"><text:span text:style-name="T117"><text:tab/>./tp.sh -e [path_vers_exemplaire]</text:span></text:p>
      <text:p text:style-name="P51"><text:span text:style-name="T118"/></text:p>
      <text:p text:style-name="P51"><text:span text:style-name="T119">Lorsque exécuté sans le paramètre -p, le programme affiche uniquement la qualité d’un parcours à chaque fois qu’une meilleure solution est trouvée. Votre programme est sensé s’exécuter tant et aussi longtemps qu’il n’est pas manuellement interrompu.</text:span></text:p>
      <text:p text:style-name="P51"><text:span text:style-name="T120"/></text:p>
      <text:p text:style-name="P51"><text:span text:style-name="T121">Argument optionnel :</text:span></text:p>
      <text:p text:style-name="P51"><text:span text:style-name="T122"/></text:p>
      <text:p text:style-name="P51"><text:span text:style-name="T123">-p<text:tab/>Chaque fois qu’une meilleure solution est trouvée, le programme affiche le nouveau parcours (au <text:tab/>lieu de simplement afficher la qualité de la solution).</text:span></text:p>
      <text:p text:style-name="P51"><text:span text:style-name="T124"/></text:p>
      <text:p text:style-name="P51"><text:span text:style-name="T125">Important : l’option -e doit accepter des fichiers avec des paths absolus.</text:span></text:p>
      <text:p text:style-name="P51"><text:span text:style-name="T126"/></text:p>
      <text:p text:style-name="P51"><text:span text:style-name="T127">Le script tp.sh ne vous est pas fourni, mais vous pouvez facilement adapter celui du TP2.</text:span></text:p>
      <text:p text:style-name="P51"><text:span text:style-name="T128"/></text:p>
      <text:p text:style-name="P51"><text:span text:style-name="T129">Voici un exemple d’affichage (dans cet exemple, après avoir trouvé un parcours initial, le programme en a par la suite trouvé un meilleur) :</text:span></text:p>
      <text:p text:style-name="P51"><text:span text:style-name="T130"/></text:p>
      <text:p text:style-name="P51"><text:span text:style-name="T131">0 32 9 41 12 15 39 3 0</text:span></text:p>
      <text:p text:style-name="P51"><text:span text:style-name="T131">0 6 22 31 13 8 12 41 45 17 0</text:span></text:p>
      <text:p text:style-name="P51"><text:span text:style-name="T132"/></text:p>
      <text:p text:style-name="P52"><text:span text:style-name="T133">Un script de vérification de solution vous est fourni (sol_check.py, les instructions d’utilisation sont dans le code source). Ce script vous indiquera si l’affichage est correct et si votre solution est valide. C’est ce script qui sera utilisé pour la correction, donc assurez-vous qu’il reconnaisse vos solutions.</text:span></text:p>
      <text:p text:style-name="P52"><text:span text:style-name="T134"/></text:p>
      <text:p text:style-name="P53"><text:span text:style-name="T135">Qualité de l’algorithme</text:span></text:p>
      <table:table table:style-name="Table07">
        <table:table-column table:style-name="TableColumn0700"/>
        <table:table-column table:style-name="TableColumn0701"/>
        <table:table-row table:style-name="TableRow0700">
          <table:table-cell table:style-name="TableCell070000">
            <text:p text:style-name="P55"><text:span text:style-name="T137">0</text:span><text:span text:style-name="T138"/></text:p>
          </table:table-cell>
          <table:table-cell table:style-name="TableCell070001">
            <text:p text:style-name="P55"><text:span text:style-name="T139"><text:s/>/ 4 pt</text:span><text:span text:style-name="T140"/></text:p>
          </table:table-cell>
        </table:table-row>
      </table:table>
      <text:p text:style-name="P57"><text:span text:style-name="T140"/></text:p>
      <text:p text:style-name="P58"><text:span text:style-name="T141">Qualité du code</text:span></text:p>
      <table:table table:style-name="Table08">
        <table:table-column table:style-name="TableColumn0800"/>
        <table:table-column table:style-name="TableColumn0801"/>
        <table:table-row table:style-name="TableRow0800">
          <table:table-cell table:style-name="TableCell080000">
            <text:p text:style-name="P60"><text:span text:style-name="T143">0</text:span><text:span text:style-name="T144"/></text:p>
          </table:table-cell>
          <table:table-cell table:style-name="TableCell080001">
            <text:p text:style-name="P60"><text:span text:style-name="T145"><text:s/>/ 1 pt</text:span><text:span text:style-name="T146"/></text:p>
          </table:table-cell>
        </table:table-row>
      </table:table>
      <text:p text:style-name="P62"><text:span text:style-name="T146"/></text:p>
      <text:p text:style-name="P63"><text:span text:style-name="T147">Présentation générale (concision, qualité du français, etc.)</text:span></text:p>
      <table:table table:style-name="Table09">
        <table:table-column table:style-name="TableColumn0900"/>
        <table:table-column table:style-name="TableColumn0901"/>
        <table:table-row table:style-name="TableRow0900">
          <table:table-cell table:style-name="TableCell090000">
            <text:p text:style-name="P65"><text:span text:style-name="T149">0</text:span><text:span text:style-name="T150"/></text:p>
          </table:table-cell>
          <table:table-cell table:style-name="TableCell090001">
            <text:p text:style-name="P65"><text:span text:style-name="T151"><text:s/>/ 1 pt</text:span><text:span text:style-name="T152"/></text:p>
          </table:table-cell>
        </table:table-row>
      </table:table>
      <text:p text:style-name="P67"><text:span text:style-name="T153">Pénalité pour retard ou autre</text:span></text:p>
      <table:table table:style-name="Table10">
        <table:table-column table:style-name="TableColumn1000"/>
        <table:table-row table:style-name="TableRow1000">
          <table:table-cell table:style-name="TableCell100000">
            <text:p text:style-name="P69"><text:span text:style-name="T155">0</text:span><text:span text:style-name="T156"/></text:p>
          </table:table-cell>
        </table:table-row>
      </table:table>
      <text:p text:style-name="P71"><text:span text:style-name="T156"/></text:p>
      <text:list text:style-name="L72">
        <text:list-item>
          <text:p text:style-name="P72"><text:span text:style-name="T157">-1 pt / journée de retard, arrondi vers le haut. Les TPs ne sont plus acceptés après 3 jours.</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